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1"/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fo:language="nb" fo:country="NO" style:font-size-asian="16pt" style:font-size-complex="16pt"/>
    </style:style>
    <style:style style:name="P5" style:family="paragraph" style:parent-style-name="Standard">
      <style:text-properties fo:font-size="16pt" fo:language="fi" fo:country="FI" style:font-size-asian="16pt" style:font-size-complex="16pt"/>
    </style:style>
    <style:style style:name="P6" style:family="paragraph" style:parent-style-name="Standard">
      <style:text-properties fo:language="nb" fo:country="NO"/>
    </style:style>
    <style:style style:name="P7" style:family="paragraph" style:parent-style-name="Standard">
      <style:text-properties fo:language="fi" fo:country="FI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fi" fo:country="FI" style:font-size-asian="16pt" style:font-size-complex="16pt"/>
    </style:style>
    <style:style style:name="T3" style:family="text">
      <style:text-properties fo:font-size="16pt" fo:language="fi" fo:country="FI" style:font-name-asian="F" style:font-size-asian="16pt" style:font-size-complex="16pt"/>
    </style:style>
    <style:style style:name="T4" style:family="text">
      <style:text-properties fo:font-size="16pt" fo:language="nb" fo:country="NO" style:font-size-asian="16pt" style:font-size-complex="16pt"/>
    </style:style>
    <style:style style:name="T5" style:family="text">
      <style:text-properties fo:font-size="16pt" fo:language="nb" fo:country="NO" style:font-name-asian="F" style:font-size-asian="16pt" style:font-size-complex="16pt"/>
    </style:style>
    <style:style style:name="T6" style:family="text">
      <style:text-properties fo:font-size="16pt" style:font-name-asian="F" style:font-size-asian="16pt" style:font-size-complex="16pt"/>
    </style:style>
    <style:style style:name="T7" style:family="text">
      <style:text-properties fo:language="fi" fo:country="FI"/>
    </style:style>
    <style:style style:name="T8" style:family="text">
      <style:text-properties fo:language="nb" fo:country="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GoBack"/><text:line-break/>ORIGINAALITEKSTI</text:p>
      <text:p text:style-name="Standard"><text:span text:style-name="T1">Mål för kartläggning </text:span></text:p>
      <text:p text:style-name="P3"/>
      <text:list xml:id="list66276701" text:style-name="WWNum2">
        <text:list-item>
          <text:p text:style-name="P1"><text:span text:style-name="T2">Tieto siitä, kuinka paljon tällä hetkellä käännetään meänkieleksi ja kveeniksi</text:span><text:span text:style-name="T7"><text:line-break/></text:span><text:span text:style-name="T2">Information om hur mycket översätts till meänkieli och kvänska</text:span></text:p>
        </text:list-item>
        <text:list-item>
          <text:p text:style-name="P1"><text:span text:style-name="T1">Ketkä käännöksiä tekevät?</text:span><text:line-break/><text:span text:style-name="T1">Vilka är de som översätter?</text:span></text:p>
        </text:list-item>
        <text:list-item>
          <text:p text:style-name="P1"><text:span text:style-name="T1">Millaisia käännöksiä tehdään?</text:span><text:line-break/><text:span text:style-name="T1">Hurdana texter översätts?</text:span></text:p>
        </text:list-item>
        <text:list-item>
          <text:p text:style-name="P1"><text:span text:style-name="T1">Millaisia käännöksiä tarvitaan/kysytään?</text:span><text:line-break/><text:span text:style-name="T1">Hurdana översättningar efterfrågas?</text:span></text:p>
        </text:list-item>
        <text:list-item>
          <text:p text:style-name="P1"><text:span text:style-name="T2">Ketkä tarvitsevat käännöksiä?</text:span><text:span text:style-name="T7"><text:line-break/></text:span><text:span text:style-name="T2">Vem som behöver översättningar?</text:span></text:p>
        </text:list-item>
        <text:list-item>
          <text:p text:style-name="P1"><text:span text:style-name="T1">Mikä kääntämisessä on vaikeaa?</text:span><text:line-break/><text:span text:style-name="T1">Vad anser man svårt i översättningsarbetet?</text:span></text:p>
        </text:list-item>
        <text:list-item>
          <text:p text:style-name="P1"><text:span text:style-name="T1">Millaista tukea kääntämiseen tarvittaisiin?</text:span><text:line-break/><text:span text:style-name="T1">Vilken typ av stöd skulle man behöva i översättningsarbetet?</text:span></text:p>
        </text:list-item>
      </text:list>
      <text:p text:style-name="P3"/>
      <text:p text:style-name="P3"/>
      <text:p text:style-name="Standard"><text:span text:style-name="T1">Frågeformulär frågor</text:span></text:p>
      <text:p text:style-name="P3"/>
      <text:list xml:id="list3415164484" text:style-name="WWNum1">
        <text:list-item>
          <text:p text:style-name="P2"><text:span text:style-name="T2">Arvioi, kuinka monta käännöstä teet a) viikossa, b) kuukaudessa, c) vuodessa. </text:span></text:p>
        </text:list-item>
        <text:list-item>
          <text:p text:style-name="P2"><text:span text:style-name="T4">Uppskatta hur många översättningar gör du i a) en vecka, </text:span><text:span text:style-name="T8"><text:line-break/></text:span><text:span text:style-name="T4">b) en månad, c) ett år. </text:span></text:p>
        </text:list-item>
        <text:list-item>
          <text:p text:style-name="P2"><text:span text:style-name="T2">Kuinka kauan olet toiminut kääntäjänä? </text:span><text:span text:style-name="T7"><text:line-break/></text:span><text:span text:style-name="T4">Hur länge har du fungerat som översattare?</text:span></text:p>
        </text:list-item>
        <text:list-item>
          <text:p text:style-name="P2"><text:span text:style-name="T2">Millainen koulutustausta sinulla on? Onko sinulla esimerkiksi kielitieteeseen tai käännöstieteeseen liittyviä opintoja taustallasi? </text:span><text:span text:style-name="T7"><text:line-break/></text:span><text:span text:style-name="T4">Vilken utbildningsbakgrund har du? Har du tagit t.ex. studier i språkvetenskap eller översättningsvetenskap?</text:span></text:p>
        </text:list-item>
        <text:list-item>
          <text:p text:style-name="P2"><text:span text:style-name="T2">Arvioi, kuinka paljon aikaa käännöksen tekeminen vie. </text:span><text:span text:style-name="T4">Uppskatta, hur länge tar en översättning?</text:span></text:p>
        </text:list-item>
        <text:list-item>
          <text:p text:style-name="P2"><text:span text:style-name="T2">Kuinka monelle asiakkaalle olet tehnyt käännöksiä? </text:span><text:span text:style-name="T7"><text:line-break/></text:span><text:span text:style-name="T4">Till hur många kunder har du översatt?</text:span></text:p>
        </text:list-item>
        <text:list-item>
          <text:p text:style-name="P2"><text:span text:style-name="T2">Ketkä sinulta tilaavat käännöksiä meänkielelle/kveeniksi? </text:span><text:span text:style-name="T7"><text:line-break/></text:span><text:span text:style-name="T4">Vem som beställer översättningar på meänkieli/kvänska?</text:span></text:p>
        </text:list-item>
        <text:list-item>
          <text:p text:style-name="P2"><text:span text:style-name="T2">Teetkö käännöksiä yrittäjänä, käännöstoimistossa, freelancerina, joku muu mikä ___________? </text:span><text:span text:style-name="T7"><text:line-break/></text:span><text:span text:style-name="T4">Jobbar du som en översättare som en företagare, på en översättningsbyrå, som en freelancer, eller något annat __________?</text:span></text:p>
        </text:list-item>
        <text:list-item>
          <text:p text:style-name="P2"><text:span text:style-name="T2">Minkälaisia käännöksiä olet tehnyt? Esim. kaunokirjallisuus, tiedotteet, asiakirjat, ohjeet, esitteet, internetsivut, lakitekstit, tekniikan alan tekstit, uskonnolliset tekstit, joku muu mikä ________? </text:span><text:span text:style-name="T7"><text:line-break/></text:span><text:span text:style-name="T4">Vilken typ av texter har du översatt= T.ex. skönlitteratur, pressmeddelanden, handlingar, broschyrer, internetsidor, lagtexter, tekniska texter, religiösa texter, något annat _____________?</text:span></text:p>
        </text:list-item>
        <text:list-item>
          <text:p text:style-name="P2"><text:span text:style-name="T2">Miten markkinoit kääntämispalveluasi? </text:span><text:span text:style-name="T7"><text:line-break/></text:span><text:span text:style-name="T2">Hur marknadsför du din översättningstjänst?</text:span></text:p>
        </text:list-item>
        <text:list-item>
          <text:p text:style-name="P2"><text:span text:style-name="T2">Millaisia apuvälineitä käytät kääntäessäsi? </text:span><text:span text:style-name="T7"><text:line-break/></text:span><text:span text:style-name="T2">Vilka hjälpmedel brukar du när du översätter?</text:span></text:p>
        </text:list-item>
        <text:list-item>
          <text:p text:style-name="P2"><text:soft-page-break/><text:span text:style-name="T2">Minkä koet vaikeaksi kääntämisessä? </text:span><text:span text:style-name="T7"><text:line-break/></text:span><text:span text:style-name="T2">Vad anser du svårt med översättning?</text:span></text:p>
        </text:list-item>
        <text:list-item>
          <text:p text:style-name="P2"><text:span text:style-name="T2">Millaisia ongelmia olet kohdannut käännöstyössä? </text:span><text:span text:style-name="T7"><text:line-break/></text:span><text:span text:style-name="T4">Vilka problem har du träffat på i översättningsarbetet?</text:span></text:p>
        </text:list-item>
        <text:list-item>
          <text:p text:style-name="P2"><text:span text:style-name="T2">Millaista tukea tarvitsisit käännöstyöhön? </text:span><text:span text:style-name="T7"><text:line-break/></text:span><text:span text:style-name="T2">Vilket stöd skulle du behöva till översättningsarbetet?</text:span></text:p>
        </text:list-item>
        <text:list-item>
          <text:p text:style-name="P2"><text:span text:style-name="T2">Olemme suunnittelemassa kääntäjäkoulutusta meänkielen ja kveenin kääntäjille. Millaisia toiveita sinulla olisi koulutuksen työtavoista ja sisällöistä? </text:span><text:span text:style-name="T7"><text:line-break/></text:span><text:span text:style-name="T2">Vi planerar översättarutbildning till de som översätter till meänkieli eller kvänska. </text:span><text:span text:style-name="T1">Vilka önskemål har du om utbildningens arbetsmetoder och innehåll?</text:span></text:p>
        </text:list-item>
        <text:list-item>
          <text:p text:style-name="P2"><text:span text:style-name="T2">Onko jotain asiaa, jonka haluaisit ottaa esiin haastattelussa? </text:span><text:span text:style-name="T4">Finns det ett tema som du ville ta fram på intervjun?</text:span></text:p>
        </text:list-item>
      </text:list>
      <text:p text:style-name="P6"/>
      <text:p text:style-name="Standard"><text:span text:style-name="T8"><text:line-break/></text:span></text:p>
      <text:p text:style-name="P4"/>
      <text:p text:style-name="Standard"><text:span text:style-name="T1">KVÄÄNIKSI</text:span></text:p>
      <text:p text:style-name="Standard"><text:span text:style-name="T1">Mooli ylinäkymää varten</text:span></text:p>
      <text:p text:style-name="P3"/>
      <text:list xml:id="list224708699655243" text:continue-list="list66276701" text:style-name="WWNum2">
        <text:list-item>
          <text:p text:style-name="P1"><text:span text:style-name="T2">Tieto siitä, kunka paljon käänethään meänkieleksi ja kvääniksi tääpänä</text:span></text:p>
        </text:list-item>
        <text:list-item>
          <text:p text:style-name="P1"><text:span text:style-name="T1">Kekkä oon käänttääjät?</text:span></text:p>
        </text:list-item>
        <text:list-item>
          <text:p text:style-name="P1"><text:span text:style-name="T1">Minkälaissii tekstii käänethään?</text:span></text:p>
        </text:list-item>
        <text:list-item>
          <text:p text:style-name="P1"><text:span text:style-name="T1">Minkälaissii käänöksii tarvithaan/kysythään?</text:span></text:p>
        </text:list-item>
        <text:list-item>
          <text:p text:style-name="P1"><text:span text:style-name="T1">Kekkä tarvithaan käänöksii? </text:span></text:p>
        </text:list-item>
        <text:list-item>
          <text:p text:style-name="P1"><text:span text:style-name="T2">Mikä oon vaikkee ko sie käänät?</text:span></text:p>
        </text:list-item>
        <text:list-item>
          <text:p text:style-name="P1"><text:span text:style-name="T2">Minkälaista tukkee sie tarvittet ko käänät?</text:span></text:p>
        </text:list-item>
      </text:list>
      <text:p text:style-name="P5"/>
      <text:p text:style-name="P5"/>
      <text:p text:style-name="Standard"><text:span text:style-name="T1">Kysymysskjeema kysymykset</text:span></text:p>
      <text:p text:style-name="P3"/>
      <text:list xml:id="list224707573463052" text:continue-list="list3415164484" text:style-name="WWNum1">
        <text:list-item>
          <text:p text:style-name="P2"><text:span text:style-name="T2">Nuoin kunka monta käänöstä tehet a) viikossa, b) kuukauessa, c) vuojessa. </text:span></text:p>
        </text:list-item>
        <text:list-item>
          <text:p text:style-name="P2"><text:span text:style-name="T1">Kunka kauvoin olet kääntäny?</text:span></text:p>
        </text:list-item>
        <text:list-item>
          <text:p text:style-name="P2"><text:span text:style-name="T2">Mitä kouluu olet käyny? Oletko studeerannu esimerkiksi kielitiettoo tahi käänöstiettoo? </text:span></text:p>
        </text:list-item>
        <text:list-item>
          <text:p text:style-name="P2"><text:span text:style-name="T2">Nuoin kunka paljon aikkaa pijät ko käänät?</text:span></text:p>
        </text:list-item>
        <text:list-item>
          <text:p text:style-name="P2"><text:soft-page-break/><text:span text:style-name="T2">Kunka monele kynterille olet kääntäny?</text:span></text:p>
        </text:list-item>
        <text:list-item>
          <text:p text:style-name="P2"><text:span text:style-name="T2">Kekkä tingathaan käänöksii meänkieleksi/kvääniksi?</text:span></text:p>
        </text:list-item>
        <text:list-item>
          <text:p text:style-name="P2"><text:span text:style-name="T2">Oonko sinula oma foretaaki, tahi oletko työssä käänösbyroossa? Oletko piian friilansari tahi jotaki muuta? </text:span><text:span text:style-name="T1">Jos olet, niin mikä? <text:s/>___________ </text:span></text:p>
        </text:list-item>
        <text:list-item>
          <text:p text:style-name="P2"><text:span text:style-name="T2">Minkälaissii tekstii olet kääntäny? Esim. sievälitteratyyrii, pressimellingit, assiipaperit, instruksit, brosjyyrit, internettilaiat, lakitekstit, teknikin alan tekstit, uskonolliset tekstit, joku muu mikä ________? </text:span></text:p>
        </text:list-item>
        <text:list-item>
          <text:p text:style-name="P2"><text:span text:style-name="T2">Kunka sie kauppaat sinun kääntämispalvelusta?</text:span></text:p>
        </text:list-item>
        <text:list-item>
          <text:p text:style-name="P2"><text:span text:style-name="T2">Minkälaissii apuneuvoi piät ko käänät? </text:span></text:p>
        </text:list-item>
        <text:list-item>
          <text:p text:style-name="P2"><text:span text:style-name="T2">Mitä oon sinule vaikkee ko käänät? </text:span></text:p>
        </text:list-item>
        <text:list-item>
          <text:p text:style-name="P2"><text:span text:style-name="T2">Minkälaissii vaivoi sinule oon tullu ko olet kääntäny?</text:span></text:p>
        </text:list-item>
        <text:list-item>
          <text:p text:style-name="P2"><text:span text:style-name="T2">Minkälaista tukkee sie tarvittet käänöstyöhön? </text:span></text:p>
        </text:list-item>
        <text:list-item>
          <text:p text:style-name="P2"><text:span text:style-name="T2">Met olema plaanaamassa käänttääjäkoulutusta heile, kekkä käänethään meänkielheen ja kväänhiin. Minkälaissii toivoi sinula oon tämän koulutuksen työtappoin ja sisälyksen ympäri? <text:s/></text:span></text:p>
        </text:list-item>
        <text:list-item>
          <text:p text:style-name="P2"><text:span text:style-name="T2">Oonko joku assii minkä sie halluut ottaat framile intervjyyissa? </text:span></text:p>
        </text:list-item>
      </text:list>
      <text:p text:style-name="P7"/>
      <text:p text:style-name="P7"/>
      <text:p text:style-name="P5"/>
      <text:p text:style-name="Standard"><text:span text:style-name="T1">NORJAKSI</text:span></text:p>
      <text:p text:style-name="Standard"><text:span text:style-name="T1">Mål for kartlegging </text:span></text:p>
      <text:p text:style-name="P3"/>
      <text:list xml:id="list224708393995581" text:continue-list="list224708699655243" text:style-name="WWNum2">
        <text:list-item>
          <text:p text:style-name="P1"><text:span text:style-name="T4">Informasjon om hvor mye som oversettes til meänkieli og kvensk i dag</text:span></text:p>
        </text:list-item>
        <text:list-item>
          <text:p text:style-name="P1"><text:span text:style-name="T4">Hvem er det som oversetter?</text:span></text:p>
        </text:list-item>
        <text:list-item>
          <text:p text:style-name="P1"><text:span text:style-name="T4">Hvilke tekster er det som oversettes? </text:span></text:p>
        </text:list-item>
        <text:list-item>
          <text:p text:style-name="P1"><text:span text:style-name="T4">Hvilke oversettelser er det behov for/etterspørres? </text:span></text:p>
        </text:list-item>
        <text:list-item>
          <text:p text:style-name="P1"><text:span text:style-name="T1">Hvem trenger oversettelser? </text:span></text:p>
        </text:list-item>
        <text:list-item>
          <text:p text:style-name="P1"><text:span text:style-name="T4">Hvilke utfordringer møter du i oversettingsarbeidet?</text:span></text:p>
        </text:list-item>
        <text:list-item>
          <text:p text:style-name="P1"><text:span text:style-name="T4">Hvilken type støtte trenger du i oversettingsarbeidet? </text:span></text:p>
        </text:list-item>
      </text:list>
      <text:p text:style-name="P4"/>
      <text:p text:style-name="P4"/>
      <text:p text:style-name="Standard"><text:soft-page-break/><text:span text:style-name="T1">Spørreskjema spørsmål</text:span></text:p>
      <text:p text:style-name="P3"/>
      <text:list xml:id="list224708085618213" text:continue-list="list224707573463052" text:style-name="WWNum1">
        <text:list-item>
          <text:p text:style-name="P2"><text:span text:style-name="T4">Anslå hvor mange oversettelser du utfører i løpet av a) en uke, b) en måned, c) et år. </text:span></text:p>
        </text:list-item>
        <text:list-item>
          <text:p text:style-name="P2"><text:span text:style-name="T4">Hvor lenge har du vært oversetter?</text:span></text:p>
        </text:list-item>
        <text:list-item>
          <text:p text:style-name="P2"><text:span text:style-name="T4">Hvilken utdanningsbakgrunn har du? Har du studert språkvitenskap eller emner som inngår i <text:s/>oversettingsvitenskap? </text:span></text:p>
        </text:list-item>
        <text:list-item>
          <text:p text:style-name="P2"><text:span text:style-name="T4">Anslå hvor lang tid du bruker på en oversettelse. </text:span></text:p>
        </text:list-item>
        <text:list-item>
          <text:p text:style-name="P2"><text:span text:style-name="T4">Til hvor mange kunder har du oversatt? </text:span></text:p>
        </text:list-item>
        <text:list-item>
          <text:p text:style-name="P2"><text:span text:style-name="T4">Hvem bestiller oversettelser på meänkieli/kvensk? </text:span></text:p>
        </text:list-item>
        <text:list-item>
          <text:p text:style-name="P2"><text:span text:style-name="T4">Oversetter du i et foretak, i et oversettingsbyrå, som frilanser, eller noe annet __________?</text:span></text:p>
        </text:list-item>
        <text:list-item>
          <text:p text:style-name="P2"><text:span text:style-name="T4">Hvilke typer tekster har du oversatt? For eksempel skjønnlitteratur, pressemeldinger, sakspapirer, brosjyrer, internettsider, lovtekster, tekniske tekster, bruksanvisninger, brosjyrer, religiøse tekster, noe annet _____________?</text:span></text:p>
        </text:list-item>
        <text:list-item>
          <text:p text:style-name="P2"><text:span text:style-name="T4">Hvordan markedsfører du oversettingstjenesten din?</text:span></text:p>
        </text:list-item>
        <text:list-item>
          <text:p text:style-name="P2"><text:span text:style-name="T4">Hvilke hjelpemidler bruker du når du oversetter? </text:span></text:p>
        </text:list-item>
        <text:list-item>
          <text:p text:style-name="P2"><text:span text:style-name="T4">Hva syns du er vanskelig med oversetting? </text:span></text:p>
        </text:list-item>
        <text:list-item>
          <text:p text:style-name="P2"><text:span text:style-name="T4">Hvilke problemer har du truffet på i oversettingsarbeidet?</text:span></text:p>
        </text:list-item>
        <text:list-item>
          <text:p text:style-name="P2"><text:span text:style-name="T4">Hvilken støtte trenger du til oversettingsarbeidet? </text:span></text:p>
        </text:list-item>
        <text:list-item>
          <text:p text:style-name="P2"><text:span text:style-name="T4">Vi planlegger oversetterutdanning for dem som oversetter til meänkieli og kvensk. Hvilke ønsker har du om arbeidsmetodene og innholdet i utdanninga? </text:span></text:p>
        </text:list-item>
        <text:list-item>
          <text:p text:style-name="P2"><text:span text:style-name="T4">Er det tema som du vil ta opp på intervjuet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ina Kunnas</meta:initial-creator>
    <dc:creator>Aili E.</dc:creator>
    <meta:editing-cycles>2</meta:editing-cycles>
    <meta:creation-date>2020-10-27T11:44:00</meta:creation-date>
    <dc:date>2020-10-27T11:44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4" meta:paragraph-count="77" meta:word-count="809" meta:character-count="5921" meta:non-whitespace-character-count="5210"/>
    <meta:user-defined meta:name="AppVersion">16.0000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